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7000002E44FF8BFF5BF4EF3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3.628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 draw:fill-color="#ffffff"/>
      <style:text-properties fo:font-size="28pt" style:font-size-asian="28pt" style:font-size-complex="28pt"/>
    </style:style>
    <style:style style:name="P5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Liberation Sans1" fo:font-size="26pt" fo:font-style="italic" style:font-name-asian="Liberation Sans1" style:font-size-asian="26pt" style:font-style-asian="italic" style:font-name-complex="Liberation Sans1" style:font-size-complex="26pt" style:font-style-complex="italic"/>
    </style:style>
    <style:style style:name="T3" style:family="text">
      <style:text-properties style:text-position="-8% 58%" style:font-name="Liberation Sans1" fo:font-size="26pt" fo:font-style="normal" style:font-name-asian="Liberation Sans1" style:font-size-asian="26pt" style:font-style-asian="normal" style:font-name-complex="Liberation Sans1" style:font-size-complex="26pt" style:font-style-complex="normal"/>
    </style:style>
    <style:style style:name="T4" style:family="text">
      <style:text-properties style:text-position="0% 100%" style:font-name="Liberation Sans1" fo:font-size="26pt" fo:font-style="normal" style:font-name-asian="Liberation Sans1" style:font-size-asian="26pt" style:font-style-asian="normal" style:font-name-complex="Liberation Sans1" style:font-size-complex="26pt" style:font-style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-8% 58%" fo:font-size="26pt" style:font-size-asian="26pt" style:font-size-complex="26pt"/>
    </style:style>
    <style:style style:name="T7" style:family="text">
      <style:text-properties style:text-position="0% 100%" fo:font-size="26pt" style:font-size-asian="26pt" style:font-size-complex="26pt"/>
    </style:style>
    <style:style style:name="T8" style:family="text">
      <style:text-properties style:text-position="0% 100%" style:font-name="Liberation Sans1" fo:font-size="26pt" style:font-name-asian="Liberation Sans1" style:font-size-asian="26pt" style:font-name-complex="Liberation Sans1" style:font-size-complex="26pt"/>
    </style:style>
    <style:style style:name="T9" style:family="text">
      <style:text-properties style:text-position="0% 100%" style:font-name="Liberation Sans" fo:font-size="26pt" style:font-name-asian="Liberation Sans1" style:font-size-asian="26pt" style:font-name-complex="Liberation Sans1" style:font-size-complex="26pt"/>
    </style:style>
    <style:style style:name="T10" style:family="text">
      <style:text-properties style:font-name="Liberation Sans1" fo:font-size="26pt" style:font-name-asian="Liberation Sans1" style:font-size-asian="26pt" style:font-name-complex="Liberation Sans1" style:font-size-complex="26pt"/>
    </style:style>
    <style:style style:name="T11" style:family="text">
      <style:text-properties style:font-name="Liberation Serif" fo:font-size="26pt" fo:font-style="italic" style:font-name-asian="Liberation Serif" style:font-size-asian="26pt" style:font-style-asian="italic" style:font-name-complex="Liberation Serif" style:font-size-complex="26pt" style:font-style-complex="italic"/>
    </style:style>
    <style:style style:name="T12" style:family="text">
      <style:text-properties style:text-position="33% 58%" style:font-name="Liberation Sans1" fo:font-size="26pt" style:font-name-asian="Liberation Serif" style:font-size-asian="26pt" style:font-name-complex="Liberation Serif" style:font-size-complex="26pt"/>
    </style:style>
    <style:style style:name="T13" style:family="text">
      <style:text-properties style:text-position="0% 100%" style:font-name="Liberation Sans1" fo:font-size="26pt" style:font-name-asian="Liberation Serif" style:font-size-asian="26pt" style:font-name-complex="Liberation Serif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694cm" svg:height="18.732cm" svg:x="1.217cm" svg:y="1.053cm">
          <draw:image xlink:href="Pictures/10000001000003F7000002E44FF8BFF5BF4EF3D8.png" xlink:type="simple" xlink:show="embed" xlink:actuate="onLoad" draw:mime-type="image/png">
            <text:p/>
          </draw:image>
        </draw:frame>
        <draw:custom-shape draw:style-name="gr2" draw:text-style-name="P2" draw:layer="layout" svg:width="4.128cm" svg:height="1.27cm" svg:x="19.732cm" svg:y="15.75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8.909cm" svg:height="1.352cm" svg:x="17.608cm" svg:y="19.268cm">
          <draw:text-box>
            <text:p text:style-name="P3"><text:span text:style-name="T1">Temperature [MeV]</text:span></text:p>
          </draw:text-box>
        </draw:frame>
        <draw:frame draw:style-name="gr4" draw:text-style-name="P6" draw:layer="layout" svg:width="8.194cm" svg:height="2.701cm" svg:x="4.871cm" svg:y="2.426cm">
          <draw:text-box>
            <text:p text:style-name="P5"><text:span text:style-name="T2">μ</text:span><text:span text:style-name="T3">B</text:span><text:span text:style-name="T4"> = 0</text:span></text:p>
            <text:p text:style-name="P5"><text:span text:style-name="T5">T</text:span><text:span text:style-name="T6">c</text:span><text:span text:style-name="T7"> = (154 </text:span><text:span text:style-name="T8">±</text:span><text:span text:style-name="T9"> 9) MeV</text:span></text:p>
          </draw:text-box>
        </draw:frame>
        <draw:frame draw:style-name="gr5" draw:text-style-name="P6" draw:layer="layout" svg:width="3.561cm" svg:height="1.28cm" svg:x="16.557cm" svg:y="2.26cm">
          <draw:text-box>
            <text:p text:style-name="P5"><text:span text:style-name="T10">95</text:span><text:span text:style-name="T11">π</text:span><text:span text:style-name="T12">2</text:span><text:span text:style-name="T13">/6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12T19:45:15.869052937</dc:date>
    <meta:editing-duration>P1DT1H45M57S</meta:editing-duration>
    <meta:editing-cycles>3</meta:editing-cycles>
    <meta:generator>LibreOffice/7.4.7.2$Linux_X86_64 LibreOffice_project/40$Build-2</meta:generator>
    <meta:document-statistic meta:object-count="5"/>
  </office:meta>
</office:document-meta>
</file>